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ackground-color="#009933" fo:border="0.74pt solid #000000"/>
    </style:style>
    <style:style style:name="ce4" style:family="table-cell" style:parent-style-name="Default">
      <style:table-cell-properties fo:background-color="#9900ff" fo:border="0.74pt solid #000000"/>
    </style:style>
    <style:style style:name="ce5" style:family="table-cell" style:parent-style-name="Default">
      <style:table-cell-properties fo:background-color="#ff3300" fo:border="0.74pt solid #000000"/>
    </style:style>
    <style:style style:name="ce6" style:family="table-cell" style:parent-style-name="Default">
      <style:table-cell-properties fo:background-color="#ffcc00"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formula="of:==INDIRECT(CONCATENATE([.AA5]; MOD((26 - (CODE([.AA2]) - 66)); 26)))" office:value-type="string" office:string-value="C" calcext:value-type="string">
            <text:p>C</text:p>
          </table:table-cell>
          <table:table-cell table:style-name="ce6" table:formula="of:==INDIRECT(CONCATENATE([.AB5]; MOD((26 - (CODE([.AB2]) - 66)); 26)))" office:value-type="string" office:string-value="O" calcext:value-type="string">
            <text:p>O</text:p>
          </table:table-cell>
          <table:table-cell table:style-name="ce6" table:formula="of:==INDIRECT(CONCATENATE([.AC5]; MOD((26 - (CODE([.AC2]) - 66)); 26)))" office:value-type="string" office:string-value="L" calcext:value-type="string">
            <text:p>L</text:p>
          </table:table-cell>
          <table:table-cell table:style-name="ce6" table:formula="of:==INDIRECT(CONCATENATE([.AD5]; MOD((26 - (CODE([.AD2]) - 66)); 26)))" office:value-type="string" office:string-value="L" calcext:value-type="string">
            <text:p>L</text:p>
          </table:table-cell>
          <table:table-cell table:style-name="ce6" table:formula="of:==INDIRECT(CONCATENATE([.AE5]; MOD((26 - (CODE([.AE2]) - 66)); 26)))" office:value-type="string" office:string-value="E" calcext:value-type="string">
            <text:p>E</text:p>
          </table:table-cell>
          <table:table-cell table:style-name="ce6" table:formula="of:==INDIRECT(CONCATENATE([.AF5]; MOD((26 - (CODE([.AF2]) - 66)); 26)))" office:value-type="string" office:string-value="G" calcext:value-type="string">
            <text:p>G</text:p>
          </table:table-cell>
          <table:table-cell table:style-name="ce6" table:formula="of:==INDIRECT(CONCATENATE([.AG5]; MOD((26 - (CODE([.AG2]) - 66)); 26)))" office:value-type="string" office:string-value="I" calcext:value-type="string">
            <text:p>I</text:p>
          </table:table-cell>
          <table:table-cell table:style-name="ce6" table:formula="of:==INDIRECT(CONCATENATE([.AH5]; MOD((26 - (CODE([.AH2]) - 66)); 26)))" office:value-type="string" office:string-value="U" calcext:value-type="string">
            <text:p>U</text:p>
          </table:table-cell>
          <table:table-cell table:style-name="ce6" table:formula="of:==INDIRECT(CONCATENATE([.AI5]; MOD((26 - (CODE([.AI2]) - 66)); 26)))" office:value-type="string" office:string-value="M" calcext:value-type="string">
            <text:p>M</text:p>
          </table:table-cell>
          <table:table-cell table:style-name="ce6" table:formula="of:==INDIRECT(CONCATENATE([.AJ5]; MOD((26 - (CODE([.AJ2]) - 66)); 26)))" office:value-type="string" office:string-value="G" calcext:value-type="string">
            <text:p>G</text:p>
          </table:table-cell>
          <table:table-cell table:style-name="ce6" table:formula="of:==INDIRECT(CONCATENATE([.AK5]; MOD((26 - (CODE([.AK2]) - 66)); 26)))" office:value-type="string" office:string-value="O" calcext:value-type="string">
            <text:p>O</text:p>
          </table:table-cell>
          <table:table-cell table:style-name="ce6" table:formula="of:==INDIRECT(CONCATENATE([.AL5]; MOD((26 - (CODE([.AL2]) - 66)); 26)))" office:value-type="string" office:string-value="S" calcext:value-type="string">
            <text:p>S</text:p>
          </table:table-cell>
          <table:table-cell table:style-name="ce6" table:formula="of:==INDIRECT(CONCATENATE([.AM5]; MOD((26 - (CODE([.AM2]) - 66)); 26)))" office:value-type="string" office:string-value="T" calcext:value-type="string">
            <text:p>T</text:p>
          </table:table-cell>
          <table:table-cell table:style-name="ce6" table:formula="of:==INDIRECT(CONCATENATE([.AN5]; MOD((26 - (CODE([.AN2]) - 66)); 26)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18:44:31.71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01.167853262</meta:creation-date>
    <dc:date>2017-03-21T18:47:15.311000000</dc:date>
    <meta:editing-duration>PT20M21S</meta:editing-duration>
    <meta:editing-cycles>4</meta:editing-cycles>
    <meta:generator>LibreOffice/5.1.1.3$Windows_X86_64 LibreOffice_project/89f508ef3ecebd2cfb8e1def0f0ba9a803b88a6d</meta:generator>
    <meta:document-statistic meta:table-count="1" meta:cell-count="760" meta:object-count="0"/>
  </office:meta>
</office:document-meta>
</file>